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7978" officeooo:paragraph-rsid="001c7978"/>
    </style:style>
    <style:style style:name="P2" style:family="paragraph" style:parent-style-name="Text_20_body">
      <style:paragraph-properties fo:padding="0.0193in" fo:border="0.06pt solid #d9d9e3"/>
    </style:style>
    <style:style style:name="P3" style:family="paragraph" style:parent-style-name="Text_20_body">
      <style:paragraph-properties fo:padding="0.0193in" fo:border="0.06pt solid #d9d9e3"/>
      <style:text-properties officeooo:rsid="001c7978" officeooo:paragraph-rsid="001c7978"/>
    </style:style>
    <style:style style:name="P4" style:family="paragraph" style:parent-style-name="Text_20_body">
      <style:text-properties officeooo:rsid="001c7978" officeooo:paragraph-rsid="001c79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 Page</text:p>
      <text:p text:style-name="P2"/>
      <text:p text:style-name="P2">I am 46 years old, and I am a father of five. Despite the challenges that come with it, I am currently pursuing higher education as a student at Wake Technical Community College. My area of study is computer science, which I find both intriguing and exciting.</text:p>
      <text:p text:style-name="P2">Studying computer science is an excellent choice for me, given the growing demand for professionals in this field. As a student, I have the opportunity to gain knowledge and skills in various areas, such as coding, programming, software development, and cybersecurity, among others. With technology continuing to advance rapidly, I am confident that my skills will be highly valuable in the job market.</text:p>
      <text:p text:style-name="P2">Being a student and a father of five can be overwhelming at times, but I have learned to manage my time efficiently and stay organized. It is also crucial to seek support from family, friends, or the college community whenever I need it. With dedication and hard work, I believe I can achieve my goals and set an excellent example for my children.</text:p>
      <text:p text:style-name="Standard"/>
      <text:p text:style-name="Standard"/>
      <text:p text:style-name="P1">Index.html page</text:p>
      <text:p text:style-name="P1"/>
      <text:p text:style-name="P1"/>
      <text:p text:style-name="P4"><text:line-break/>Hello, and welcome to my portfolio website! I created this site for a web programming class, and I must say that the experience has been both challenging and rewarding. Throughout this course, I've learned a great deal, and I'm grateful for the knowledge and skills I've gained.</text:p>
      <text:p text:style-name="P2">As I continue to work on my website, I am always looking for ways to improve it. I believe that there is always room for improvement, and I'm open to any suggestions or feedback that can help me make this site even better. Whether it's adding new features or enhancing the user experience, I'm excited to continue learning and growing in the field of web programming.</text:p>
      <text:p text:style-name="P2">Overall, I'm proud of what I've accomplished with this website, and I'm excited to see where my skills and knowledge will take me in the future. I look forward to sharing my progress and growth with others as I continue to develop my skills in web programming. Thank you for taking the time to visit my site, and I hope you enjoy exploring it as much as I've enjoyed creating it!</text:p>
      <text:p text:style-name="P1"/>
      <text:p text:style-name="P1"/>
      <text:p text:style-name="P1"/>
      <text:p text:style-name="P1"/>
      <text:p text:style-name="P1"/>
      <text:p text:style-name="P1"/>
      <text:p text:style-name="P1"/>
      <text:p text:style-name="P1"/>
      <text:p text:style-name="P1"/>
      <text:p text:style-name="P1"/>
      <text:p text:style-name="P1"><text:soft-page-break/>Personal page</text:p>
      <text:p text:style-name="P1"/>
      <text:p text:style-name="P1"/>
      <text:p text:style-name="P4">Hello, my name is Michael Roussin, and I am a computer science major currently studying at Wake Technical Community College. As a father of five children, I have developed a strong sense of responsibility and commitment, which I bring to my studies and work.</text:p>
      <text:p text:style-name="P2">At the moment, I am taking a Web Programming class and a Math class called Transition Math, where I am learning the fundamental concepts of web development and mathematics that are essential for computer science. I have a particular interest in the Linux operating system and the open-source movement, which reflects my dedication to free and accessible software.</text:p>
      <text:p text:style-name="P2">Alongside my academic pursuits, I am teaching myself Python and Shell scripting, two critical skills for any computer scientist. My background as an Engineering Technician at a pharmaceutical company, and my current position as a Retail Sales Associate at Auto Zone, have given me valuable experience in both technical and customer service roles.</text:p>
      <text:p text:style-name="P2">In addition, I have a small business promoting Raspberry Pi products, which demonstrates my entrepreneurial spirit and my ability to apply my technical skills to real-world problems. I envision a future where I can start a school to teach young people computer science, to give them the tools to succeed in a rapidly evolving technological landscape.</text:p>
      <text:p text:style-name="P2">In summary, I am a hardworking and driven computer science student with a passion for open-source software, entrepreneurship, and education. I am dedicated to developing my skills and knowledge in the field, and I believe that I have the potential to make a significant impact in my community and beyond.</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19:08:23.958793893</meta:creation-date>
    <dc:date>2023-05-01T09:31:43.377667926</dc:date>
    <meta:editing-duration>PT13H22M49S</meta:editing-duration>
    <meta:editing-cycles>2</meta:editing-cycles>
    <meta:generator>LibreOffice/7.3.7.2$Linux_X86_64 LibreOffice_project/30$Build-2</meta:generator>
    <meta:document-statistic meta:table-count="0" meta:image-count="0" meta:object-count="0" meta:page-count="2" meta:paragraph-count="14" meta:word-count="624" meta:character-count="3692" meta:non-whitespace-character-count="3081"/>
  </office:meta>
</office:document-meta>
</file>